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 fo:language="ru" fo:country="RU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Text_20_body" style:list-style-name="L1"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cm" svg:height="0.87cm" draw:z-index="0"><draw:image xlink:href="../../odt/images/0173.png" xlink:type="simple" xlink:show="embed" xlink:actuate="onLoad"/></draw:frame></text:p>
          </table:table-cell>
          <table:table-cell table:style-name="Table1.B1" office:value-type="string">
            <text:h text:style-name="P4" text:outline-level="1">Двумерная таблица из файла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769cm" svg:height="1.139cm" draw:z-index="1"><draw:image xlink:href="../../odt/images/0173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производит двумерную интерполяцию входных аргументов по заданной таблице.</text:p>
            <text:p text:style-name="P6">Первый вход блока – значение аргумента по строкам таблицы.</text:p>
            <text:p text:style-name="P6">Второй вход блока – значение аргумента по столбцам таблицы.</text:p>
            <text:p text:style-name="P6">Формат таблицы следующий:</text:p>
            <text:p text:style-name="P6"><text:s text:c="3"/>&lt;значения аргументов по столбцам&gt;</text:p>
            <text:p text:style-name="P6"><text:s text:c="3"/>&lt;аргумент по строке 1&gt; <text:s/>&lt;значения функции&gt;</text:p>
            <text:p text:style-name="P6"><text:s text:c="3"/>&lt;аргумент по строке 2&gt; <text:s/>&lt;значения функции&gt;</text:p>
            <text:p text:style-name="P6"><text:s text:c="3"/>….</text:p>
            <text:p text:style-name="P6"><text:s text:c="3"/>&lt;аргумент по строке N&gt; <text:s/>&lt;значения функции&gt;</text:p>
            <text:p text:style-name="P6"><text:span text:style-name="T1">Пример</text:span>:</text:p>
            <text:p text:style-name="P6"><text:s text:c="7"/>1 <text:s text:c="6"/>2 <text:s text:c="5"/>3</text:p>
            <text:p text:style-name="P6"><text:s text:c="7"/>1 <text:s text:c="3"/>0.1 <text:s text:c="2"/>0.2 <text:s text:c="2"/>0.3</text:p>
            <text:p text:style-name="P6"><text:s text:c="7"/>2 <text:s text:c="3"/>0.6 <text:s text:c="2"/>0.8 <text:s text:c="2"/>0.9</text:p>
            <text:p text:style-name="P6"><text:span text:style-name="T1">Свойство</text:span>:</text:p>
            <text:list xml:id="list6381921190177437491" text:style-name="L1">
              <text:list-item>
                <text:p text:style-name="P7">Имя файла с таблицей – относительный путь к файлу таблицы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вумерная таблица из файла</dc:title>
    <dc:date>2014-12-01T18:16:07.92</dc:date>
    <meta:generator>OpenOffice/4.1.1$Win32 OpenOffice.org_project/411m6$Build-9775</meta:generator>
    <meta:editing-duration>PT6H24M34S</meta:editing-duration>
    <meta:editing-cycles>135</meta:editing-cycles>
    <meta:document-statistic meta:table-count="1" meta:image-count="2" meta:object-count="0" meta:page-count="1" meta:paragraph-count="21" meta:word-count="89" meta:character-count="609"/>
    <meta:user-defined meta:name="Поле 1"/>
    <meta:user-defined meta:name="Поле 2"/>
    <meta:user-defined meta:name="Поле 3"/>
    <meta:user-defined meta:name="Поле 4"/>
  </office:meta>
</office:document-meta>
</file>